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gency FB" svg:font-family="'Agency FB'"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officeooo:rsid="001770cf" officeooo:paragraph-rsid="001770cf"/>
    </style:style>
    <style:style style:name="P2" style:family="paragraph" style:parent-style-name="Text_20_body">
      <style:text-properties style:font-name="Calibri" officeooo:rsid="0017d935" officeooo:paragraph-rsid="0017d935"/>
    </style:style>
    <style:style style:name="P3" style:family="paragraph" style:parent-style-name="Title">
      <style:text-properties style:font-name="Calibri" officeooo:rsid="001770cf" officeooo:paragraph-rsid="001770cf"/>
    </style:style>
    <style:style style:name="P4" style:family="paragraph" style:parent-style-name="Heading_20_1">
      <style:text-properties style:font-name="Calibri" officeooo:rsid="001770cf" officeooo:paragraph-rsid="001770cf"/>
    </style:style>
    <style:style style:name="T1" style:family="text">
      <style:text-properties officeooo:rsid="0017d9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age O Expense</text:p>
      <text:h text:style-name="P4" text:outline-level="1">Introduction</text:h>
      <text:p text:style-name="P1">Manage O Expense application allows end user to keep a check on the Savings i.e. buy providing the Income and Expenses the application will monitor the Savings one will be able to make. Also, the application will allow the user to provide the monthly budget to provided categories and then the application will keep an check on the expenses and raise alerts when the budget is exceeded. </text:p>
      <text:p text:style-name="P1">The application allows the user to go for Home Budgeting by activating the Family group to the family members using the same application. </text:p>
      <text:p text:style-name="P1">The user can login the application using Google/Facebook/ManageOExpense. </text:p>
      <text:p text:style-name="P1">The application allows one to split the expense amoung user(s) by creating a custom group and add users. The amount <text:span text:style-name="T1">splitted amoung users gets displayed as owed amount on the users dashboard. The owed amount can be settled by the user(s) by inititating the amount using the inbuilt option of payment getways i.e. Netbanking/Debit Card/Credit/Paytm/Cash.</text:span></text:p>
      <text:p text:style-name="P2">The application dashboard will provide the user overview of the Current Mon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gency FB" svg:font-family="'Agency FB'"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09:42:02.964685153</meta:creation-date>
    <dc:date>2016-12-26T11:59:49.429474740</dc:date>
    <meta:editing-duration>P2DT1H54M25S</meta:editing-duration>
    <meta:editing-cycles>1</meta:editing-cycles>
    <meta:document-statistic meta:table-count="0" meta:image-count="0" meta:object-count="0" meta:page-count="1" meta:paragraph-count="7" meta:word-count="169" meta:character-count="1056" meta:non-whitespace-character-count="891"/>
    <meta:generator>LibreOffice/5.1.6.2.0$Linux_X86_64 LibreOffice_project/10$Build-2</meta:generator>
  </office:meta>
</office:document-meta>
</file>